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officeooo:paragraph-rsid="0001e500" style:font-size-asian="18pt" style:font-size-complex="18pt"/>
    </style:style>
    <style:style style:name="P3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T1" style:family="text">
      <style:text-properties officeooo:rsid="0001e5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Отчёт</text:p>
      <text:p text:style-name="P2"><text:span text:style-name="T1">Типовой расчёт</text:span></text:p>
      <text:p text:style-name="P1">Вариант 7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>Выполнил: Дождиков А. И., гр. 421702</text:p>
      <text:p text:style-name="P3">Проверил: Нижников З. С.</text:p>
      <text:p text:style-name="P4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18:38:56.133695047</meta:creation-date>
    <dc:date>2025-12-04T19:01:31.665450152</dc:date>
    <meta:editing-duration>PT12M20S</meta:editing-duration>
    <meta:editing-cycles>1</meta:editing-cycles>
    <meta:document-statistic meta:table-count="0" meta:image-count="0" meta:object-count="0" meta:page-count="2" meta:paragraph-count="5" meta:word-count="15" meta:character-count="88" meta:non-whitespace-character-count="78"/>
    <meta:generator>LibreOffice/25.2.6.2$Linux_X86_64 LibreOffice_project/40d1a0e1d5bdf1afaeae24d9ece32bbb00fa66a4</meta:generator>
  </office:meta>
</office:document-meta>
</file>